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14pt" style:text-underline-style="solid" style:text-underline-width="auto" style:text-underline-color="font-color" fo:font-weight="bold" officeooo:rsid="000797d9" officeooo:paragraph-rsid="000a64c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ack" style:text-underline-style="solid" style:text-underline-width="auto" style:text-underline-color="font-color" officeooo:rsid="000797d9" officeooo:paragraph-rsid="000a64cd"/>
    </style:style>
    <style:style style:name="P3" style:family="paragraph" style:parent-style-name="Standard">
      <style:text-properties style:font-name="Hack" style:text-underline-style="none" officeooo:rsid="000797d9" officeooo:paragraph-rsid="000a64cd"/>
    </style:style>
    <style:style style:name="P4" style:family="paragraph" style:parent-style-name="Standard">
      <style:text-properties style:font-name="Hack" style:text-underline-style="none" officeooo:rsid="000b29f1" officeooo:paragraph-rsid="000b29f1"/>
    </style:style>
    <style:style style:name="P5" style:family="paragraph" style:parent-style-name="Standard">
      <style:paragraph-properties fo:text-align="justify" style:justify-single-word="false"/>
      <style:text-properties style:font-name="Hack" style:text-underline-style="none" officeooo:rsid="000b29f1" officeooo:paragraph-rsid="000b29f1"/>
    </style:style>
    <style:style style:name="T1" style:family="text">
      <style:text-properties officeooo:rsid="000a6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: <text:span text:style-name="T1">ANÁLISIS DE CASO</text:span></text:p>
      <text:p text:style-name="P2"/>
      <text:p text:style-name="P3">Nombre: José Miguel Rivera</text:p>
      <text:p text:style-name="P3"/>
      <text:p text:style-name="P4">1.- Sugerencia a Rocio de métodos de organización de aprendizaje.</text:p>
      <text:p text:style-name="P4"/>
      <text:p text:style-name="P4">Se sugiere que Rocio implemente un método de autoaprendizaje para poder avanzar y captar de una mejor manera los conocimientos que necesita.</text:p>
      <text:p text:style-name="P4"/>
      <text:p text:style-name="P4"><text:tab/>- Disciplina: De tal forma que mantenga su objetivo siempre <text:tab/><text:tab/>presente.</text:p>
      <text:p text:style-name="P4"/>
      <text:p text:style-name="P4"><text:tab/>- Práctica: Resulta fundamental que los conocimientos que <text:tab/>obtenga los perfecccione mediante práctica constante.</text:p>
      <text:p text:style-name="P4"/>
      <text:p text:style-name="P5">En internet existen muchas páginas y desarrolladores expertos que proporcionan ayuda y contribuyen en perfeccionar los conocimientos buscados. Youtube también resulta ser una excelente herramienta si se siguen a las personas correctas.</text:p>
      <text:p text:style-name="P5"/>
      <text:p text:style-name="P5">2.- Sugerencia a Rocio para manejar la frustración.</text:p>
      <text:p text:style-name="P5"/>
      <text:p text:style-name="P5">Rocio debe ser capaz de enfrentar sus problemas relacionados con la programación y que molestias o dificultades se encuentra pasando.</text:p>
      <text:p text:style-name="P5"/>
      <text:p text:style-name="P5">Se sugiere que siga la siguiente pauta:</text:p>
      <text:p text:style-name="P5"/>
      <text:p text:style-name="P5"><text:tab/>a) Reconocer e identificar la frustración</text:p>
      <text:p text:style-name="P5"><text:tab/>b) Confiar en su potencial</text:p>
      <text:p text:style-name="P5"><text:tab/>c) Entender y comprender sus limitaciones</text:p>
      <text:p text:style-name="P5"><text:tab/>d) No tomar nada como personal</text:p>
      <text:p text:style-name="P5"><text:tab/>e) Crear una estrategia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03:03:00.701843703</meta:creation-date>
    <meta:generator>LibreOffice/25.2.4.3$Linux_X86_64 LibreOffice_project/520$Build-3</meta:generator>
    <dc:date>2025-06-16T03:24:25.003882184</dc:date>
    <meta:editing-duration>PT19M23S</meta:editing-duration>
    <meta:editing-cycles>3</meta:editing-cycles>
    <meta:document-statistic meta:table-count="0" meta:image-count="0" meta:object-count="0" meta:page-count="1" meta:paragraph-count="15" meta:word-count="159" meta:character-count="1065" meta:non-whitespace-character-count="911"/>
  </office:meta>
</office:document-meta>
</file>